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6" style:family="table-cell" style:parent-style-name="Default" style:data-style-name="N99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7"/>
        <table:table-column table:style-name="co5" table:default-cell-style-name="ce19"/>
        <table:table-row table:style-name="ro1">
          <table:table-cell table:style-name="ce1" office:value-type="string" calcext:value-type="string">
            <text:p>Nombre de</text:p>
          </table:table-cell>
          <table:table-cell table:style-name="ce5" office:value-type="string" calcext:value-type="string">
            <text:p>Valor</text:p>
          </table:table-cell>
          <table:table-cell table:style-name="ce9" office:value-type="string" calcext:value-type="string" table:number-columns-spanned="2" table:number-rows-spanned="1">
            <text:p>Desviación (%)</text:p>
          </table:table-cell>
          <table:covered-table-cell table:style-name="ce1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la instancia</text:p>
          </table:table-cell>
          <table:table-cell table:style-name="ce6" office:value-type="string" calcext:value-type="string">
            <text:p>óptimo</text:p>
          </table:table-cell>
          <table:table-cell table:style-name="ce10" office:value-type="string" calcext:value-type="string">
            <text:p>Alg. Ávido</text:p>
          </table:table-cell>
          <table:table-cell table:style-name="ce10" office:value-type="string" calcext:value-type="string">
            <text:p>Vertex-Scan</text:p>
          </table:table-cell>
          <table:table-cell table:style-name="Default"/>
          <table:table-cell/>
          <table:table-cell table:style-name="Default"/>
          <table:table-cell table:style-name="ce10" office:value-type="string" calcext:value-type="string">
            <text:p>Vertex-Scan</text:p>
          </table:table-cell>
        </table:table-row>
        <table:table-row table:style-name="ro1">
          <table:table-cell office:value-type="string" calcext:value-type="string">
            <text:p>UR132</text:p>
          </table:table-cell>
          <table:table-cell office:value-type="float" office:value="23913" calcext:value-type="float">
            <text:p>23913</text:p>
          </table:table-cell>
          <table:table-cell table:style-name="ce11" table:formula="of:=ROUND([.G3]; 3)" office:value-type="float" office:value="16.271" calcext:value-type="float">
            <text:p>16,271</text:p>
          </table:table-cell>
          <table:table-cell table:style-name="ce13" table:formula="of:=ROUND([.H3]; 3)" office:value-type="float" office:value="20.655" calcext:value-type="float">
            <text:p>20,655</text:p>
          </table:table-cell>
          <table:table-cell table:number-columns-repeated="2"/>
          <table:table-cell office:value-type="float" office:value="16.2714841299711" calcext:value-type="float">
            <text:p>16,2714841299711</text:p>
          </table:table-cell>
          <table:table-cell office:value-type="float" office:value="20.6554314947238" calcext:value-type="float">
            <text:p>20,6554314947238</text:p>
          </table:table-cell>
        </table:table-row>
        <table:table-row table:style-name="ro1">
          <table:table-cell office:value-type="string" calcext:value-type="string">
            <text:p>UR135</text:p>
          </table:table-cell>
          <table:table-cell office:value-type="float" office:value="33088" calcext:value-type="float">
            <text:p>33088</text:p>
          </table:table-cell>
          <table:table-cell table:formula="of:=ROUND([.G4]; 3)" office:value-type="float" office:value="14.335" calcext:value-type="float">
            <text:p>14,335</text:p>
          </table:table-cell>
          <table:table-cell table:formula="of:=ROUND([.H4]; 3)" office:value-type="float" office:value="16.814" calcext:value-type="float">
            <text:p>16,814</text:p>
          </table:table-cell>
          <table:table-cell table:number-columns-repeated="2"/>
          <table:table-cell office:value-type="float" office:value="14.334501934236" calcext:value-type="float">
            <text:p>14,334501934236</text:p>
          </table:table-cell>
          <table:table-cell office:value-type="float" office:value="16.8137491940682" calcext:value-type="float">
            <text:p>16,8137491940682</text:p>
          </table:table-cell>
        </table:table-row>
        <table:table-row table:style-name="ro1">
          <table:table-cell office:value-type="string" calcext:value-type="string">
            <text:p>UR137</text:p>
          </table:table-cell>
          <table:table-cell office:value-type="float" office:value="42797" calcext:value-type="float">
            <text:p>42797</text:p>
          </table:table-cell>
          <table:table-cell table:formula="of:=ROUND([.G5]; 3)" office:value-type="float" office:value="10.347" calcext:value-type="float">
            <text:p>10,347</text:p>
          </table:table-cell>
          <table:table-cell table:formula="of:=ROUND([.H5]; 3)" office:value-type="float" office:value="13.594" calcext:value-type="float">
            <text:p>13,594</text:p>
          </table:table-cell>
          <table:table-cell table:number-columns-repeated="2"/>
          <table:table-cell office:value-type="float" office:value="10.3465196158609" calcext:value-type="float">
            <text:p>10,3465196158609</text:p>
          </table:table-cell>
          <table:table-cell office:value-type="float" office:value="13.5936319523955" calcext:value-type="float">
            <text:p>13,5936319523955</text:p>
          </table:table-cell>
        </table:table-row>
        <table:table-row table:style-name="ro1">
          <table:table-cell office:value-type="string" calcext:value-type="string">
            <text:p>UR142</text:p>
          </table:table-cell>
          <table:table-cell office:value-type="float" office:value="25548" calcext:value-type="float">
            <text:p>25548</text:p>
          </table:table-cell>
          <table:table-cell table:formula="of:=ROUND([.G6]; 3)" office:value-type="float" office:value="15.935" calcext:value-type="float">
            <text:p>15,935</text:p>
          </table:table-cell>
          <table:table-cell table:formula="of:=ROUND([.H6]; 3)" office:value-type="float" office:value="19.035" calcext:value-type="float">
            <text:p>19,035</text:p>
          </table:table-cell>
          <table:table-cell table:number-columns-repeated="2"/>
          <table:table-cell office:value-type="float" office:value="15.9347111319868" calcext:value-type="float">
            <text:p>15,9347111319868</text:p>
          </table:table-cell>
          <table:table-cell office:value-type="float" office:value="19.0347581023955" calcext:value-type="float">
            <text:p>19,0347581023955</text:p>
          </table:table-cell>
        </table:table-row>
        <table:table-row table:style-name="ro1">
          <table:table-cell office:value-type="string" calcext:value-type="string">
            <text:p>UR145</text:p>
          </table:table-cell>
          <table:table-cell office:value-type="float" office:value="39008" calcext:value-type="float">
            <text:p>39008</text:p>
          </table:table-cell>
          <table:table-cell table:formula="of:=ROUND([.G7]; 3)" office:value-type="float" office:value="7.342" calcext:value-type="float">
            <text:p>7,342</text:p>
          </table:table-cell>
          <table:table-cell table:formula="of:=ROUND([.H7]; 3)" office:value-type="float" office:value="12.603" calcext:value-type="float">
            <text:p>12,603</text:p>
          </table:table-cell>
          <table:table-cell table:number-columns-repeated="2"/>
          <table:table-cell office:value-type="float" office:value="7.34208367514356" calcext:value-type="float">
            <text:p>7,34208367514356</text:p>
          </table:table-cell>
          <table:table-cell office:value-type="float" office:value="12.6033975936559" calcext:value-type="float">
            <text:p>12,6033975936559</text:p>
          </table:table-cell>
        </table:table-row>
        <table:table-row table:style-name="ro1">
          <table:table-cell office:value-type="string" calcext:value-type="string">
            <text:p>UR147</text:p>
          </table:table-cell>
          <table:table-cell office:value-type="float" office:value="55959" calcext:value-type="float">
            <text:p>55959</text:p>
          </table:table-cell>
          <table:table-cell table:formula="of:=ROUND([.G8]; 3)" office:value-type="float" office:value="6.346" calcext:value-type="float">
            <text:p>6,346</text:p>
          </table:table-cell>
          <table:table-cell table:formula="of:=ROUND([.H8]; 3)" office:value-type="float" office:value="7.604" calcext:value-type="float">
            <text:p>7,604</text:p>
          </table:table-cell>
          <table:table-cell table:number-columns-repeated="2"/>
          <table:table-cell office:value-type="float" office:value="6.34571740023946" calcext:value-type="float">
            <text:p>6,34571740023946</text:p>
          </table:table-cell>
          <table:table-cell office:value-type="float" office:value="7.60378133990958" calcext:value-type="float">
            <text:p>7,60378133990958</text:p>
          </table:table-cell>
        </table:table-row>
        <table:table-row table:style-name="ro1">
          <table:table-cell office:value-type="string" calcext:value-type="string">
            <text:p>UR152</text:p>
          </table:table-cell>
          <table:table-cell office:value-type="float" office:value="28975" calcext:value-type="float">
            <text:p>28975</text:p>
          </table:table-cell>
          <table:table-cell table:formula="of:=ROUND([.G9]; 3)" office:value-type="float" office:value="11.365" calcext:value-type="float">
            <text:p>11,365</text:p>
          </table:table-cell>
          <table:table-cell table:formula="of:=ROUND([.H9]; 3)" office:value-type="float" office:value="17.336" calcext:value-type="float">
            <text:p>17,336</text:p>
          </table:table-cell>
          <table:table-cell table:number-columns-repeated="2"/>
          <table:table-cell office:value-type="float" office:value="11.3649698015531" calcext:value-type="float">
            <text:p>11,3649698015531</text:p>
          </table:table-cell>
          <table:table-cell office:value-type="float" office:value="17.3356341673857" calcext:value-type="float">
            <text:p>17,3356341673857</text:p>
          </table:table-cell>
        </table:table-row>
        <table:table-row table:style-name="ro1">
          <table:table-cell office:value-type="string" calcext:value-type="string">
            <text:p>UR155</text:p>
          </table:table-cell>
          <table:table-cell office:value-type="float" office:value="49156" calcext:value-type="float">
            <text:p>49156</text:p>
          </table:table-cell>
          <table:table-cell table:formula="of:=ROUND([.G10]; 3)" office:value-type="float" office:value="4.669" calcext:value-type="float">
            <text:p>4,669</text:p>
          </table:table-cell>
          <table:table-cell table:formula="of:=ROUND([.H10]; 3)" office:value-type="float" office:value="7.078" calcext:value-type="float">
            <text:p>7,078</text:p>
          </table:table-cell>
          <table:table-cell table:number-columns-repeated="2"/>
          <table:table-cell office:value-type="float" office:value="4.66880950443486" calcext:value-type="float">
            <text:p>4,66880950443486</text:p>
          </table:table-cell>
          <table:table-cell office:value-type="float" office:value="7.07814576721723" calcext:value-type="float">
            <text:p>7,07814576721723</text:p>
          </table:table-cell>
        </table:table-row>
        <table:table-row table:style-name="ro1">
          <table:table-cell office:value-type="string" calcext:value-type="string">
            <text:p>UR157</text:p>
          </table:table-cell>
          <table:table-cell office:value-type="float" office:value="70231" calcext:value-type="float">
            <text:p>70231</text:p>
          </table:table-cell>
          <table:table-cell table:formula="of:=ROUND([.G11]; 3)" office:value-type="float" office:value="3.91" calcext:value-type="float">
            <text:p>3,91</text:p>
          </table:table-cell>
          <table:table-cell table:formula="of:=ROUND([.H11]; 3)" office:value-type="float" office:value="4.595" calcext:value-type="float">
            <text:p>4,595</text:p>
          </table:table-cell>
          <table:table-cell table:number-columns-repeated="2"/>
          <table:table-cell office:value-type="float" office:value="3.90995429368797" calcext:value-type="float">
            <text:p>3,90995429368797</text:p>
          </table:table-cell>
          <table:table-cell office:value-type="float" office:value="4.59483703777534" calcext:value-type="float">
            <text:p>4,59483703777534</text:p>
          </table:table-cell>
        </table:table-row>
        <table:table-row table:style-name="ro1">
          <table:table-cell office:value-type="string" calcext:value-type="string">
            <text:p>UR162</text:p>
          </table:table-cell>
          <table:table-cell office:value-type="float" office:value="32341" calcext:value-type="float">
            <text:p>32341</text:p>
          </table:table-cell>
          <table:table-cell table:formula="of:=ROUND([.G12]; 3)" office:value-type="float" office:value="10.998" calcext:value-type="float">
            <text:p>10,998</text:p>
          </table:table-cell>
          <table:table-cell table:formula="of:=ROUND([.H12]; 3)" office:value-type="float" office:value="12.462" calcext:value-type="float">
            <text:p>12,462</text:p>
          </table:table-cell>
          <table:table-cell table:number-columns-repeated="2"/>
          <table:table-cell office:value-type="float" office:value="10.9984230543273" calcext:value-type="float">
            <text:p>10,9984230543273</text:p>
          </table:table-cell>
          <table:table-cell office:value-type="float" office:value="12.4619935479215" calcext:value-type="float">
            <text:p>12,4619935479215</text:p>
          </table:table-cell>
        </table:table-row>
        <table:table-row table:style-name="ro1">
          <table:table-cell office:value-type="string" calcext:value-type="string">
            <text:p>UR165</text:p>
          </table:table-cell>
          <table:table-cell office:value-type="float" office:value="58800" calcext:value-type="float">
            <text:p>58800</text:p>
          </table:table-cell>
          <table:table-cell table:formula="of:=ROUND([.G13]; 3)" office:value-type="float" office:value="4.978" calcext:value-type="float">
            <text:p>4,978</text:p>
          </table:table-cell>
          <table:table-cell table:formula="of:=ROUND([.H13]; 3)" office:value-type="float" office:value="6.2" calcext:value-type="float">
            <text:p>6,2</text:p>
          </table:table-cell>
          <table:table-cell table:number-columns-repeated="2"/>
          <table:table-cell office:value-type="float" office:value="4.97789115646259" calcext:value-type="float">
            <text:p>4,97789115646259</text:p>
          </table:table-cell>
          <table:table-cell office:value-type="float" office:value="6.20011337868487" calcext:value-type="float">
            <text:p>6,20011337868487</text:p>
          </table:table-cell>
        </table:table-row>
        <table:table-row table:style-name="ro1">
          <table:table-cell office:value-type="string" calcext:value-type="string">
            <text:p>UR167</text:p>
          </table:table-cell>
          <table:table-cell office:value-type="float" office:value="82481" calcext:value-type="float">
            <text:p>82481</text:p>
          </table:table-cell>
          <table:table-cell table:formula="of:=ROUND([.G14]; 3)" office:value-type="float" office:value="2.917" calcext:value-type="float">
            <text:p>2,917</text:p>
          </table:table-cell>
          <table:table-cell table:formula="of:=ROUND([.H14]; 3)" office:value-type="float" office:value="3.572" calcext:value-type="float">
            <text:p>3,572</text:p>
          </table:table-cell>
          <table:table-cell table:number-columns-repeated="2"/>
          <table:table-cell office:value-type="float" office:value="2.91703543846462" calcext:value-type="float">
            <text:p>2,91703543846462</text:p>
          </table:table-cell>
          <table:table-cell office:value-type="float" office:value="3.57213580501364" calcext:value-type="float">
            <text:p>3,57213580501364</text:p>
          </table:table-cell>
        </table:table-row>
        <table:table-row table:style-name="ro1">
          <table:table-cell office:value-type="string" calcext:value-type="string">
            <text:p>UR532</text:p>
          </table:table-cell>
          <table:table-cell office:value-type="float" office:value="17277" calcext:value-type="float">
            <text:p>17277</text:p>
          </table:table-cell>
          <table:table-cell table:formula="of:=ROUND([.G15]; 3)" office:value-type="float" office:value="16.438" calcext:value-type="float">
            <text:p>16,438</text:p>
          </table:table-cell>
          <table:table-cell table:formula="of:=ROUND([.H15]; 3)" office:value-type="float" office:value="22.261" calcext:value-type="float">
            <text:p>22,261</text:p>
          </table:table-cell>
          <table:table-cell table:number-columns-repeated="2"/>
          <table:table-cell office:value-type="float" office:value="16.4380390114024" calcext:value-type="float">
            <text:p>16,4380390114024</text:p>
          </table:table-cell>
          <table:table-cell office:value-type="float" office:value="22.2608091682584" calcext:value-type="float">
            <text:p>22,2608091682584</text:p>
          </table:table-cell>
        </table:table-row>
        <table:table-row table:style-name="ro1">
          <table:table-cell office:value-type="string" calcext:value-type="string">
            <text:p>UR535</text:p>
          </table:table-cell>
          <table:table-cell office:value-type="float" office:value="23635" calcext:value-type="float">
            <text:p>23635</text:p>
          </table:table-cell>
          <table:table-cell table:formula="of:=ROUND([.G16]; 3)" office:value-type="float" office:value="16.306" calcext:value-type="float">
            <text:p>16,306</text:p>
          </table:table-cell>
          <table:table-cell table:formula="of:=ROUND([.H16]; 3)" office:value-type="float" office:value="16.839" calcext:value-type="float">
            <text:p>16,839</text:p>
          </table:table-cell>
          <table:table-cell table:number-columns-repeated="2"/>
          <table:table-cell office:value-type="float" office:value="16.3063253649249" calcext:value-type="float">
            <text:p>16,3063253649249</text:p>
          </table:table-cell>
          <table:table-cell office:value-type="float" office:value="16.8394330442141" calcext:value-type="float">
            <text:p>16,8394330442141</text:p>
          </table:table-cell>
        </table:table-row>
        <table:table-row table:style-name="ro1">
          <table:table-cell office:value-type="string" calcext:value-type="string">
            <text:p>UR537</text:p>
          </table:table-cell>
          <table:table-cell office:value-type="float" office:value="30098" calcext:value-type="float">
            <text:p>30098</text:p>
          </table:table-cell>
          <table:table-cell table:formula="of:=ROUND([.G17]; 3)" office:value-type="float" office:value="9.253" calcext:value-type="float">
            <text:p>9,253</text:p>
          </table:table-cell>
          <table:table-cell table:formula="of:=ROUND([.H17]; 3)" office:value-type="float" office:value="12.324" calcext:value-type="float">
            <text:p>12,324</text:p>
          </table:table-cell>
          <table:table-cell table:number-columns-repeated="2"/>
          <table:table-cell office:value-type="float" office:value="9.25310651870556" calcext:value-type="float">
            <text:p>9,25310651870556</text:p>
          </table:table-cell>
          <table:table-cell office:value-type="float" office:value="12.324185438678" calcext:value-type="float">
            <text:p>12,324185438678</text:p>
          </table:table-cell>
        </table:table-row>
        <table:table-row table:style-name="ro1">
          <table:table-cell office:value-type="string" calcext:value-type="string">
            <text:p>UR542</text:p>
          </table:table-cell>
          <table:table-cell office:value-type="float" office:value="17830" calcext:value-type="float">
            <text:p>17830</text:p>
          </table:table-cell>
          <table:table-cell table:formula="of:=ROUND([.G18]; 3)" office:value-type="float" office:value="14.173" calcext:value-type="float">
            <text:p>14,173</text:p>
          </table:table-cell>
          <table:table-cell table:formula="of:=ROUND([.H18]; 3)" office:value-type="float" office:value="20.269" calcext:value-type="float">
            <text:p>20,269</text:p>
          </table:table-cell>
          <table:table-cell table:number-columns-repeated="2"/>
          <table:table-cell office:value-type="float" office:value="14.1727425687044" calcext:value-type="float">
            <text:p>14,1727425687044</text:p>
          </table:table-cell>
          <table:table-cell office:value-type="float" office:value="20.2692091979809" calcext:value-type="float">
            <text:p>20,2692091979809</text:p>
          </table:table-cell>
        </table:table-row>
        <table:table-row table:style-name="ro1">
          <table:table-cell office:value-type="string" calcext:value-type="string">
            <text:p>UR545</text:p>
          </table:table-cell>
          <table:table-cell office:value-type="float" office:value="29648" calcext:value-type="float">
            <text:p>29648</text:p>
          </table:table-cell>
          <table:table-cell table:formula="of:=ROUND([.G19]; 3)" office:value-type="float" office:value="6.365" calcext:value-type="float">
            <text:p>6,365</text:p>
          </table:table-cell>
          <table:table-cell table:formula="of:=ROUND([.H19]; 3)" office:value-type="float" office:value="8.835" calcext:value-type="float">
            <text:p>8,835</text:p>
          </table:table-cell>
          <table:table-cell table:number-columns-repeated="2"/>
          <table:table-cell office:value-type="float" office:value="6.36467889908257" calcext:value-type="float">
            <text:p>6,36467889908257</text:p>
          </table:table-cell>
          <table:table-cell office:value-type="float" office:value="8.83477244108641" calcext:value-type="float">
            <text:p>8,83477244108641</text:p>
          </table:table-cell>
        </table:table-row>
        <table:table-row table:style-name="ro1">
          <table:table-cell office:value-type="string" calcext:value-type="string">
            <text:p>UR547</text:p>
          </table:table-cell>
          <table:table-cell office:value-type="float" office:value="38692" calcext:value-type="float">
            <text:p>38692</text:p>
          </table:table-cell>
          <table:table-cell table:formula="of:=ROUND([.G20]; 3)" office:value-type="float" office:value="4.784" calcext:value-type="float">
            <text:p>4,784</text:p>
          </table:table-cell>
          <table:table-cell table:formula="of:=ROUND([.H20]; 3)" office:value-type="float" office:value="7.877" calcext:value-type="float">
            <text:p>7,877</text:p>
          </table:table-cell>
          <table:table-cell table:number-columns-repeated="2"/>
          <table:table-cell office:value-type="float" office:value="4.78393466349633" calcext:value-type="float">
            <text:p>4,78393466349633</text:p>
          </table:table-cell>
          <table:table-cell office:value-type="float" office:value="7.87673593163109" calcext:value-type="float">
            <text:p>7,87673593163109</text:p>
          </table:table-cell>
        </table:table-row>
        <table:table-row table:style-name="ro1">
          <table:table-cell office:value-type="string" calcext:value-type="string">
            <text:p>UR552</text:p>
          </table:table-cell>
          <table:table-cell office:value-type="float" office:value="20097" calcext:value-type="float">
            <text:p>20097</text:p>
          </table:table-cell>
          <table:table-cell table:formula="of:=ROUND([.G21]; 3)" office:value-type="float" office:value="12.579" calcext:value-type="float">
            <text:p>12,579</text:p>
          </table:table-cell>
          <table:table-cell table:formula="of:=ROUND([.H21]; 3)" office:value-type="float" office:value="16.875" calcext:value-type="float">
            <text:p>16,875</text:p>
          </table:table-cell>
          <table:table-cell table:number-columns-repeated="2"/>
          <table:table-cell office:value-type="float" office:value="12.5789918893367" calcext:value-type="float">
            <text:p>12,5789918893367</text:p>
          </table:table-cell>
          <table:table-cell office:value-type="float" office:value="16.8748237713753" calcext:value-type="float">
            <text:p>16,8748237713753</text:p>
          </table:table-cell>
        </table:table-row>
        <table:table-row table:style-name="ro1">
          <table:table-cell office:value-type="string" calcext:value-type="string">
            <text:p>UR555</text:p>
          </table:table-cell>
          <table:table-cell office:value-type="float" office:value="34488" calcext:value-type="float">
            <text:p>34488</text:p>
          </table:table-cell>
          <table:table-cell table:formula="of:=ROUND([.G22]; 3)" office:value-type="float" office:value="4.126" calcext:value-type="float">
            <text:p>4,126</text:p>
          </table:table-cell>
          <table:table-cell table:formula="of:=ROUND([.H22]; 3)" office:value-type="float" office:value="8.069" calcext:value-type="float">
            <text:p>8,069</text:p>
          </table:table-cell>
          <table:table-cell table:number-columns-repeated="2"/>
          <table:table-cell office:value-type="float" office:value="4.12607283692879" calcext:value-type="float">
            <text:p>4,12607283692879</text:p>
          </table:table-cell>
          <table:table-cell office:value-type="float" office:value="8.06947344003711" calcext:value-type="float">
            <text:p>8,06947344003711</text:p>
          </table:table-cell>
        </table:table-row>
        <table:table-row table:style-name="ro1">
          <table:table-cell office:value-type="string" calcext:value-type="string">
            <text:p>UR557</text:p>
          </table:table-cell>
          <table:table-cell office:value-type="float" office:value="48307" calcext:value-type="float">
            <text:p>48307</text:p>
          </table:table-cell>
          <table:table-cell table:formula="of:=ROUND([.G23]; 3)" office:value-type="float" office:value="4.651" calcext:value-type="float">
            <text:p>4,651</text:p>
          </table:table-cell>
          <table:table-cell table:formula="of:=ROUND([.H23]; 3)" office:value-type="float" office:value="3.97" calcext:value-type="float">
            <text:p>3,97</text:p>
          </table:table-cell>
          <table:table-cell table:number-columns-repeated="2"/>
          <table:table-cell office:value-type="float" office:value="4.6514997826402" calcext:value-type="float">
            <text:p>4,6514997826402</text:p>
          </table:table-cell>
          <table:table-cell office:value-type="float" office:value="3.96974903568158" calcext:value-type="float">
            <text:p>3,96974903568158</text:p>
          </table:table-cell>
        </table:table-row>
        <table:table-row table:style-name="ro1">
          <table:table-cell office:value-type="string" calcext:value-type="string">
            <text:p>UR562</text:p>
          </table:table-cell>
          <table:table-cell office:value-type="float" office:value="24556" calcext:value-type="float">
            <text:p>24556</text:p>
          </table:table-cell>
          <table:table-cell table:formula="of:=ROUND([.G24]; 3)" office:value-type="float" office:value="7.188" calcext:value-type="float">
            <text:p>7,188</text:p>
          </table:table-cell>
          <table:table-cell table:formula="of:=ROUND([.H24]; 3)" office:value-type="float" office:value="10.541" calcext:value-type="float">
            <text:p>10,541</text:p>
          </table:table-cell>
          <table:table-cell table:number-columns-repeated="2"/>
          <table:table-cell office:value-type="float" office:value="7.18765271216811" calcext:value-type="float">
            <text:p>7,18765271216811</text:p>
          </table:table-cell>
          <table:table-cell office:value-type="float" office:value="10.5405332030188" calcext:value-type="float">
            <text:p>10,5405332030188</text:p>
          </table:table-cell>
        </table:table-row>
        <table:table-row table:style-name="ro1">
          <table:table-cell office:value-type="string" calcext:value-type="string">
            <text:p>UR565</text:p>
          </table:table-cell>
          <table:table-cell office:value-type="float" office:value="42828" calcext:value-type="float">
            <text:p>42828</text:p>
          </table:table-cell>
          <table:table-cell table:formula="of:=ROUND([.G25]; 3)" office:value-type="float" office:value="4.056" calcext:value-type="float">
            <text:p>4,056</text:p>
          </table:table-cell>
          <table:table-cell table:formula="of:=ROUND([.H25]; 3)" office:value-type="float" office:value="5.17" calcext:value-type="float">
            <text:p>5,17</text:p>
          </table:table-cell>
          <table:table-cell table:number-columns-repeated="2"/>
          <table:table-cell office:value-type="float" office:value="4.05575791538246" calcext:value-type="float">
            <text:p>4,05575791538246</text:p>
          </table:table-cell>
          <table:table-cell office:value-type="float" office:value="5.16951527038386" calcext:value-type="float">
            <text:p>5,16951527038386</text:p>
          </table:table-cell>
        </table:table-row>
        <table:table-row table:style-name="ro1">
          <table:table-cell office:value-type="string" calcext:value-type="string">
            <text:p>UR567</text:p>
          </table:table-cell>
          <table:table-cell office:value-type="float" office:value="58971" calcext:value-type="float">
            <text:p>58971</text:p>
          </table:table-cell>
          <table:table-cell table:formula="of:=ROUND([.G26]; 3)" office:value-type="float" office:value="4.087" calcext:value-type="float">
            <text:p>4,087</text:p>
          </table:table-cell>
          <table:table-cell table:formula="of:=ROUND([.H26]; 3)" office:value-type="float" office:value="4.015" calcext:value-type="float">
            <text:p>4,015</text:p>
          </table:table-cell>
          <table:table-cell table:number-columns-repeated="2"/>
          <table:table-cell office:value-type="float" office:value="4.08675450645232" calcext:value-type="float">
            <text:p>4,08675450645232</text:p>
          </table:table-cell>
          <table:table-cell office:value-type="float" office:value="4.01496780903614" calcext:value-type="float">
            <text:p>4,01496780903614</text:p>
          </table:table-cell>
        </table:table-row>
        <table:table-row table:style-name="ro1">
          <table:table-cell office:value-type="string" calcext:value-type="string">
            <text:p>UR732</text:p>
          </table:table-cell>
          <table:table-cell office:value-type="float" office:value="21114" calcext:value-type="float">
            <text:p>21114</text:p>
          </table:table-cell>
          <table:table-cell table:formula="of:=ROUND([.G27]; 3)" office:value-type="float" office:value="18.751" calcext:value-type="float">
            <text:p>18,751</text:p>
          </table:table-cell>
          <table:table-cell table:formula="of:=ROUND([.H27]; 3)" office:value-type="float" office:value="21.313" calcext:value-type="float">
            <text:p>21,313</text:p>
          </table:table-cell>
          <table:table-cell table:number-columns-repeated="2"/>
          <table:table-cell office:value-type="float" office:value="18.7505920242493" calcext:value-type="float">
            <text:p>18,7505920242493</text:p>
          </table:table-cell>
          <table:table-cell office:value-type="float" office:value="21.3128729752771" calcext:value-type="float">
            <text:p>21,3128729752771</text:p>
          </table:table-cell>
        </table:table-row>
        <table:table-row table:style-name="ro1">
          <table:table-cell office:value-type="string" calcext:value-type="string">
            <text:p>UR735</text:p>
          </table:table-cell>
          <table:table-cell office:value-type="float" office:value="28663" calcext:value-type="float">
            <text:p>28663</text:p>
          </table:table-cell>
          <table:table-cell table:formula="of:=ROUND([.G28]; 3)" office:value-type="float" office:value="10.623" calcext:value-type="float">
            <text:p>10,623</text:p>
          </table:table-cell>
          <table:table-cell table:formula="of:=ROUND([.H28]; 3)" office:value-type="float" office:value="15.26" calcext:value-type="float">
            <text:p>15,26</text:p>
          </table:table-cell>
          <table:table-cell table:number-columns-repeated="2"/>
          <table:table-cell office:value-type="float" office:value="10.6234518368629" calcext:value-type="float">
            <text:p>10,6234518368629</text:p>
          </table:table-cell>
          <table:table-cell office:value-type="float" office:value="15.2600914070404" calcext:value-type="float">
            <text:p>15,2600914070404</text:p>
          </table:table-cell>
        </table:table-row>
        <table:table-row table:style-name="ro1">
          <table:table-cell office:value-type="string" calcext:value-type="string">
            <text:p>UR737</text:p>
          </table:table-cell>
          <table:table-cell office:value-type="float" office:value="36588" calcext:value-type="float">
            <text:p>36588</text:p>
          </table:table-cell>
          <table:table-cell table:formula="of:=ROUND([.G29]; 3)" office:value-type="float" office:value="6.308" calcext:value-type="float">
            <text:p>6,308</text:p>
          </table:table-cell>
          <table:table-cell table:formula="of:=ROUND([.H29]; 3)" office:value-type="float" office:value="11.45" calcext:value-type="float">
            <text:p>11,45</text:p>
          </table:table-cell>
          <table:table-cell table:number-columns-repeated="2"/>
          <table:table-cell office:value-type="float" office:value="6.30807915163442" calcext:value-type="float">
            <text:p>6,30807915163442</text:p>
          </table:table-cell>
          <table:table-cell office:value-type="float" office:value="11.4500200430013" calcext:value-type="float">
            <text:p>11,4500200430013</text:p>
          </table:table-cell>
        </table:table-row>
        <table:table-row table:style-name="ro1">
          <table:table-cell office:value-type="string" calcext:value-type="string">
            <text:p>UR742</text:p>
          </table:table-cell>
          <table:table-cell office:value-type="float" office:value="22557" calcext:value-type="float">
            <text:p>22557</text:p>
          </table:table-cell>
          <table:table-cell table:formula="of:=ROUND([.G30]; 3)" office:value-type="float" office:value="13.078" calcext:value-type="float">
            <text:p>13,078</text:p>
          </table:table-cell>
          <table:table-cell table:formula="of:=ROUND([.H30]; 3)" office:value-type="float" office:value="17.916" calcext:value-type="float">
            <text:p>17,916</text:p>
          </table:table-cell>
          <table:table-cell table:number-columns-repeated="2"/>
          <table:table-cell office:value-type="float" office:value="13.0779802278672" calcext:value-type="float">
            <text:p>13,0779802278672</text:p>
          </table:table-cell>
          <table:table-cell office:value-type="float" office:value="17.9160940432385" calcext:value-type="float">
            <text:p>17,9160940432385</text:p>
          </table:table-cell>
        </table:table-row>
        <table:table-row table:style-name="ro1">
          <table:table-cell office:value-type="string" calcext:value-type="string">
            <text:p>UR745</text:p>
          </table:table-cell>
          <table:table-cell office:value-type="float" office:value="32493" calcext:value-type="float">
            <text:p>32493</text:p>
          </table:table-cell>
          <table:table-cell table:formula="of:=ROUND([.G31]; 3)" office:value-type="float" office:value="10.19" calcext:value-type="float">
            <text:p>10,19</text:p>
          </table:table-cell>
          <table:table-cell table:formula="of:=ROUND([.H31]; 3)" office:value-type="float" office:value="10.96" calcext:value-type="float">
            <text:p>10,96</text:p>
          </table:table-cell>
          <table:table-cell table:number-columns-repeated="2"/>
          <table:table-cell office:value-type="float" office:value="10.1898870525959" calcext:value-type="float">
            <text:p>10,1898870525959</text:p>
          </table:table-cell>
          <table:table-cell office:value-type="float" office:value="10.9603093999732" calcext:value-type="float">
            <text:p>10,9603093999732</text:p>
          </table:table-cell>
        </table:table-row>
        <table:table-row table:style-name="ro1">
          <table:table-cell office:value-type="string" calcext:value-type="string">
            <text:p>UR747</text:p>
          </table:table-cell>
          <table:table-cell office:value-type="float" office:value="47764" calcext:value-type="float">
            <text:p>47764</text:p>
          </table:table-cell>
          <table:table-cell table:formula="of:=ROUND([.G32]; 3)" office:value-type="float" office:value="5.481" calcext:value-type="float">
            <text:p>5,481</text:p>
          </table:table-cell>
          <table:table-cell table:formula="of:=ROUND([.H32]; 3)" office:value-type="float" office:value="6.385" calcext:value-type="float">
            <text:p>6,385</text:p>
          </table:table-cell>
          <table:table-cell table:number-columns-repeated="2"/>
          <table:table-cell office:value-type="float" office:value="5.48111548446529" calcext:value-type="float">
            <text:p>5,48111548446529</text:p>
          </table:table-cell>
          <table:table-cell office:value-type="float" office:value="6.38486447254564" calcext:value-type="float">
            <text:p>6,38486447254564</text:p>
          </table:table-cell>
        </table:table-row>
        <table:table-row table:style-name="ro1">
          <table:table-cell office:value-type="string" calcext:value-type="string">
            <text:p>UR752</text:p>
          </table:table-cell>
          <table:table-cell office:value-type="float" office:value="25131" calcext:value-type="float">
            <text:p>25131</text:p>
          </table:table-cell>
          <table:table-cell table:formula="of:=ROUND([.G33]; 3)" office:value-type="float" office:value="12.614" calcext:value-type="float">
            <text:p>12,614</text:p>
          </table:table-cell>
          <table:table-cell table:formula="of:=ROUND([.H33]; 3)" office:value-type="float" office:value="15.796" calcext:value-type="float">
            <text:p>15,796</text:p>
          </table:table-cell>
          <table:table-cell table:number-columns-repeated="2"/>
          <table:table-cell office:value-type="float" office:value="12.6139031475071" calcext:value-type="float">
            <text:p>12,6139031475071</text:p>
          </table:table-cell>
          <table:table-cell office:value-type="float" office:value="15.7958961707322" calcext:value-type="float">
            <text:p>15,7958961707322</text:p>
          </table:table-cell>
        </table:table-row>
        <table:table-row table:style-name="ro1">
          <table:table-cell office:value-type="string" calcext:value-type="string">
            <text:p>UR755</text:p>
          </table:table-cell>
          <table:table-cell office:value-type="float" office:value="41774" calcext:value-type="float">
            <text:p>41774</text:p>
          </table:table-cell>
          <table:table-cell table:formula="of:=ROUND([.G34]; 3)" office:value-type="float" office:value="4.517" calcext:value-type="float">
            <text:p>4,517</text:p>
          </table:table-cell>
          <table:table-cell table:formula="of:=ROUND([.H34]; 3)" office:value-type="float" office:value="8.357" calcext:value-type="float">
            <text:p>8,357</text:p>
          </table:table-cell>
          <table:table-cell table:number-columns-repeated="2"/>
          <table:table-cell office:value-type="float" office:value="4.51716378608704" calcext:value-type="float">
            <text:p>4,51716378608704</text:p>
          </table:table-cell>
          <table:table-cell office:value-type="float" office:value="8.35687269593527" calcext:value-type="float">
            <text:p>8,35687269593527</text:p>
          </table:table-cell>
        </table:table-row>
        <table:table-row table:style-name="ro1">
          <table:table-cell office:value-type="string" calcext:value-type="string">
            <text:p>UR757</text:p>
          </table:table-cell>
          <table:table-cell office:value-type="float" office:value="58416" calcext:value-type="float">
            <text:p>58416</text:p>
          </table:table-cell>
          <table:table-cell table:formula="of:=ROUND([.G35]; 3)" office:value-type="float" office:value="4.002" calcext:value-type="float">
            <text:p>4,002</text:p>
          </table:table-cell>
          <table:table-cell table:formula="of:=ROUND([.H35]; 3)" office:value-type="float" office:value="5.876" calcext:value-type="float">
            <text:p>5,876</text:p>
          </table:table-cell>
          <table:table-cell table:number-columns-repeated="2"/>
          <table:table-cell office:value-type="float" office:value="4.00232812927965" calcext:value-type="float">
            <text:p>4,00232812927965</text:p>
          </table:table-cell>
          <table:table-cell office:value-type="float" office:value="5.87624395142889" calcext:value-type="float">
            <text:p>5,87624395142889</text:p>
          </table:table-cell>
        </table:table-row>
        <table:table-row table:style-name="ro1">
          <table:table-cell office:value-type="string" calcext:value-type="string">
            <text:p>UR762</text:p>
          </table:table-cell>
          <table:table-cell office:value-type="float" office:value="27880" calcext:value-type="float">
            <text:p>27880</text:p>
          </table:table-cell>
          <table:table-cell table:formula="of:=ROUND([.G36]; 3)" office:value-type="float" office:value="8.691" calcext:value-type="float">
            <text:p>8,691</text:p>
          </table:table-cell>
          <table:table-cell table:formula="of:=ROUND([.H36]; 3)" office:value-type="float" office:value="13.155" calcext:value-type="float">
            <text:p>13,155</text:p>
          </table:table-cell>
          <table:table-cell table:number-columns-repeated="2"/>
          <table:table-cell office:value-type="float" office:value="8.69081779053085" calcext:value-type="float">
            <text:p>8,69081779053085</text:p>
          </table:table-cell>
          <table:table-cell office:value-type="float" office:value="13.1551889048303" calcext:value-type="float">
            <text:p>13,1551889048303</text:p>
          </table:table-cell>
        </table:table-row>
        <table:table-row table:style-name="ro1">
          <table:table-cell office:value-type="string" calcext:value-type="string">
            <text:p>UR765</text:p>
          </table:table-cell>
          <table:table-cell office:value-type="float" office:value="50492" calcext:value-type="float">
            <text:p>50492</text:p>
          </table:table-cell>
          <table:table-cell table:formula="of:=ROUND([.G37]; 3)" office:value-type="float" office:value="4.565" calcext:value-type="float">
            <text:p>4,565</text:p>
          </table:table-cell>
          <table:table-cell table:formula="of:=ROUND([.H37]; 3)" office:value-type="float" office:value="5.696" calcext:value-type="float">
            <text:p>5,696</text:p>
          </table:table-cell>
          <table:table-cell table:number-columns-repeated="2"/>
          <table:table-cell office:value-type="float" office:value="4.56507961657292" calcext:value-type="float">
            <text:p>4,56507961657292</text:p>
          </table:table-cell>
          <table:table-cell office:value-type="float" office:value="5.69595183395389" calcext:value-type="float">
            <text:p>5,69595183395389</text:p>
          </table:table-cell>
        </table:table-row>
        <table:table-row table:style-name="ro1">
          <table:table-cell table:style-name="ce4" office:value-type="string" calcext:value-type="string">
            <text:p>UR767</text:p>
          </table:table-cell>
          <table:table-cell table:style-name="ce8" office:value-type="float" office:value="72950" calcext:value-type="float">
            <text:p>72950</text:p>
          </table:table-cell>
          <table:table-cell table:style-name="ce4" table:formula="of:=ROUND([.G38]; 3)" office:value-type="float" office:value="3.413" calcext:value-type="float">
            <text:p>3,413</text:p>
          </table:table-cell>
          <table:table-cell table:style-name="ce15" table:formula="of:=ROUND([.H38]; 3)" office:value-type="float" office:value="3.911" calcext:value-type="float">
            <text:p>3,911</text:p>
          </table:table-cell>
          <table:table-cell table:number-columns-repeated="2"/>
          <table:table-cell table:style-name="ce18" office:value-type="float" office:value="3.41329677861549" calcext:value-type="float">
            <text:p>3,41329677861549</text:p>
          </table:table-cell>
          <table:table-cell table:style-name="ce20" office:value-type="float" office:value="3.91135480923002" calcext:value-type="float">
            <text:p>3,91135480923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21:55:49.015608282</meta:creation-date>
    <dc:date>2022-01-16T22:22:52.232239907</dc:date>
    <meta:editing-duration>PT27M3S</meta:editing-duration>
    <meta:editing-cycles>3</meta:editing-cycles>
    <meta:generator>LibreOffice/7.0.4.2$Linux_X86_64 LibreOffice_project/00$Build-2</meta:generator>
    <meta:document-statistic meta:table-count="1" meta:cell-count="224" meta:object-count="0"/>
  </office:meta>
</office:document-meta>
</file>